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5.03mm"/>
      <style:text-properties fo:color="#abb2bf" loext:opacity="100%" style:font-name="Droid Sans Mono" fo:font-size="10.5pt" fo:font-weight="normal" fo:background-color="#23272e"/>
    </style:style>
    <style:style style:name="P2" style:family="paragraph" style:parent-style-name="Standard">
      <style:paragraph-properties fo:padding="0.49mm" fo:border="0.06pt solid #e3e3e3"/>
      <style:text-properties fo:color="#abb2bf" loext:opacity="100%" style:font-name="Droid Sans Mono" fo:font-size="10.5pt" fo:font-weight="normal" fo:background-color="#23272e"/>
    </style:style>
    <style:style style:name="P3" style:family="paragraph" style:parent-style-name="Text_20_body">
      <style:paragraph-properties fo:padding="0.49mm" fo:border="0.06pt solid #e3e3e3"/>
    </style:style>
    <style:style style:name="P4" style:family="paragraph" style:parent-style-name="Text_20_body">
      <style:paragraph-properties fo:padding="0.49mm" fo:border="0.06pt solid #e3e3e3"/>
      <style:text-properties officeooo:paragraph-rsid="00124ba6"/>
    </style:style>
    <style:style style:name="P5" style:family="paragraph" style:parent-style-name="Text_20_body">
      <style:paragraph-properties fo:padding="0.49mm" fo:border="0.06pt solid #e3e3e3"/>
      <style:text-properties officeooo:paragraph-rsid="00124ba6"/>
    </style:style>
    <style:style style:name="T1" style:family="text">
      <style:text-properties fo:color="#e06c75" loext:opacity="100%"/>
    </style:style>
    <style:style style:name="T2" style:family="text">
      <style:text-properties fo:color="#d19a66" loext:opacity="100%"/>
    </style:style>
    <style:style style:name="T3" style:family="text">
      <style:text-properties fo:color="#56b6c2" loext:opacity="100%"/>
    </style:style>
    <style:style style:name="T4" style:family="text">
      <style:text-properties fo:color="#98c37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<text:span text:style-name="T1">div</text:span> <text:span text:style-name="T2">className</text:span><text:span text:style-name="T3">=</text:span><text:span text:style-name="T4">'verticalline'</text:span>&gt;</text:p>
      <text:p text:style-name="P1">&lt;<text:span text:style-name="T1">hr</text:span> <text:span text:style-name="T2">className</text:span><text:span text:style-name="T3">=</text:span><text:span text:style-name="T4">'line'</text:span> /&gt;</text:p>
      <text:p text:style-name="P1">&lt;/<text:span text:style-name="T1">div</text:span>&gt;</text:p>
      <text:p text:style-name="P3"/>
      <text:p text:style-name="P3"/>
      <text:p text:style-name="P2"><text:span text:style-name="T2">.verticalline</text:span> {</text:p>
      <text:p text:style-name="P1">width: <text:span text:style-name="T2">0.119</text:span><text:span text:style-name="T1">rem</text:span>;</text:p>
      <text:p text:style-name="P1">position: <text:span text:style-name="T2">relative</text:span>;</text:p>
      <text:p text:style-name="P1">height: <text:span text:style-name="T2">6.25</text:span><text:span text:style-name="T1">rem</text:span>;</text:p>
      <text:p text:style-name="P1">overflow: <text:span text:style-name="T2">hidden</text:span>;</text:p>
      <text:p text:style-name="P1">flex-shrink: <text:span text:style-name="T2">0</text:span>;</text:p>
      <text:p text:style-name="P1"><text:span text:style-name="T2">.line</text:span> {</text:p>
      <text:p text:style-name="P1">margin: <text:span text:style-name="T2">0</text:span>;</text:p>
      <text:p text:style-name="P1">height: <text:span text:style-name="T2">6.25</text:span><text:span text:style-name="T1">rem</text:span>;</text:p>
      <text:p text:style-name="P1">border-radius: <text:span text:style-name="T3">var</text:span>(<text:span text:style-name="T1">--br-9xs</text:span>);</text:p>
      <text:p text:style-name="P1">border: <text:span text:style-name="T2">2</text:span><text:span text:style-name="T1">px</text:span> <text:span text:style-name="T2">solid</text:span> <text:span text:style-name="T2">#aa9751</text:span>;</text:p>
      <text:p text:style-name="P1">}</text:p>
      <text:p text:style-name="P4"><text:line-break/>[Refactor] Update component structures and images</text:p>
      <text:p text:style-name="P4"/>
      <text:p text:style-name="P4">This commit refactors several components and updates the image usage within the project. Here's a breakdown of the changes:</text:p>
      <text:p text:style-name="P4"/>
      <text:p text:style-name="P4">1. Updated the structure and content of the AboutMeSoftwareSkillsBox component to use a vertical line separator instead of an image.</text:p>
      <text:p text:style-name="P4"/>
      <text:p text:style-name="P4">2. Updated the AboutMeCssBox, AboutMeExpressJsBox, AboutMeHtmlBox, AboutMeJavaScriptBox, AboutMeLineOfTime, AboutMeMongoDbBox, AboutMeNodeJsBox, and AboutMeReactBox components to utilize images dynamically imported from the assets/imageIndex module.</text:p>
      <text:p text:style-name="P4"/>
      <text:p text:style-name="P4">3. Made adjustments to the AboutMeSoftwareBox component by replacing the image separator with a vertical line.</text:p>
      <text:p text:style-name="P4"/>
      <text:p text:style-name="P4">These changes improve code consistency, enhance maintainability, and ensure a more efficient use of images across components.</text:p>
      <text:p text:style-name="P4"/>
      <text:p text:style-name="P4">The images used in the components are now dynamically imported, facilitating better management and scalability in the project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1:32:19.067155130</meta:creation-date>
    <dc:date>2024-02-27T13:58:10.046419837</dc:date>
    <meta:editing-duration>PT1H2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50" meta:character-count="1161" meta:non-whitespace-character-count="1033"/>
  </office:meta>
</office:document-meta>
</file>